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7907" officeooo:paragraph-rsid="000a7907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6pt" officeooo:rsid="000a7907" officeooo:paragraph-rsid="000a7907" style:font-size-asian="16pt" style:font-size-complex="16pt"/>
    </style:style>
    <style:style style:name="T1" style:family="text">
      <style:text-properties officeooo:rsid="000bf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Reporte Encriptado de ejempl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Verificación</text:p>
          </table:table-cell>
          <table:table-cell table:style-name="Table2.B1" office:value-type="string">
            <text:p text:style-name="P1">Generado Por:</text:p>
          </table:table-cell>
        </table:table-row>
        <table:table-row>
          <table:table-cell table:style-name="Table2.A2" office:value-type="string">
            <text:p text:style-name="P1"/>
            <text:p text:style-name="P1"/>
            <text:p text:style-name="P1">{<text:span text:style-name="T1">d.</text:span>qrCode}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21:20:52.487534900</meta:creation-date>
    <dc:date>2023-11-06T22:30:29.853852234</dc:date>
    <meta:editing-duration>PT33M4S</meta:editing-duration>
    <meta:editing-cycles>3</meta:editing-cycles>
    <meta:generator>LibreOffice/7.6.2.1$MacOSX_AARCH64 LibreOffice_project/56f7684011345957bbf33a7ee678afaf4d2ba333</meta:generator>
    <meta:document-statistic meta:table-count="2" meta:image-count="0" meta:object-count="0" meta:page-count="1" meta:paragraph-count="4" meta:word-count="8" meta:character-count="64" meta:non-whitespace-character-count="60"/>
  </office:meta>
</office:document-meta>
</file>